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800000060C6E1A9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GyreSchola" svg:font-family="TeXGyreSchol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89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4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10" style:family="graphic" style:parent-style-name="standard">
      <style:graphic-properties draw:stroke="solid" svg:stroke-width="0.102cm" svg:stroke-color="#ffffff" draw:stroke-linejoin="miter" svg:stroke-linecap="butt" draw:fill="none" fo:padding-top="0.051cm" fo:padding-bottom="0.051cm" fo:padding-left="0.051cm" fo:padding-right="0.051cm" loext:decorative="false"/>
    </style:style>
    <style:style style:name="gr11" style:family="graphic" style:parent-style-name="standard">
      <style:graphic-properties draw:stroke="solid" svg:stroke-width="0cm" svg:stroke-color="#000000" draw:stroke-linejoin="round" svg:stroke-linecap="butt" draw:fill="none" loext:decorative="false"/>
    </style:style>
    <style:style style:name="gr12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 loext:decorative="false"/>
    </style:style>
    <style:style style:name="gr1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38cm" fo:min-width="0.93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8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9" style:family="paragraph">
      <loext:graphic-properties draw:fill="none"/>
      <style:text-properties fo:font-size="26.6000003814697pt" style:font-size-asian="26.6000003814697pt" style:font-size-complex="26.6000003814697pt"/>
    </style:style>
    <style:style style:name="T1" style:family="text">
      <style:text-properties fo:color="#000000" loext:opacity="100%" style:font-name="TeXGyreSchola" fo:font-size="10.8999996185303pt" fo:font-weight="bold" style:font-name-asian="TeXGyreSchola" style:font-size-asian="10.8999996185303pt" style:font-weight-asian="bold" style:font-name-complex="TeXGyreSchola" style:font-size-complex="10.8999996185303pt" style:font-weight-complex="bold"/>
    </style:style>
    <style:style style:name="T2" style:family="text">
      <style:text-properties fo:color="#000000" loext:opacity="100%" style:font-name="TeXGyreSchola" fo:font-size="10.8999996185303pt" fo:font-style="italic" fo:font-weight="normal" style:font-name-asian="TeXGyreSchola" style:font-size-asian="10.8999996185303pt" style:font-style-asian="italic" style:font-weight-asian="normal" style:font-name-complex="TeXGyreSchola" style:font-size-complex="10.8999996185303pt" style:font-style-complex="italic" style:font-weight-complex="normal"/>
    </style:style>
    <style:style style:name="T3" style:family="text">
      <style:text-properties fo:color="#000000" loext:opacity="100%"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T4" style:family="text">
      <style:text-properties fo:color="#000000" loext:opacity="100%" style:font-name="Bitstream Vera Sans" fo:font-size="10pt" fo:font-weight="normal" style:font-name-asian="Bitstream Vera Sans" style:font-size-asian="10pt" style:font-weight-asian="normal" style:font-name-complex="Bitstream Vera Sans" style:font-size-complex="10pt" style:font-weight-complex="normal"/>
    </style:style>
    <style:style style:name="T5" style:family="text">
      <style:text-properties fo:color="#000000" loext:opacity="100%" style:font-name="Bitstream Vera Sans" fo:font-size="5.80000019073486pt" fo:font-weight="normal" style:font-name-asian="Bitstream Vera Sans" style:font-size-asian="5.80000019073486pt" style:font-weight-asian="normal" style:font-name-complex="Bitstream Vera Sans" style:font-size-complex="5.80000019073486pt" style:font-weight-complex="normal"/>
    </style:style>
    <style:style style:name="T6" style:family="text">
      <style:text-properties fo:color="#000000" loext:opacity="100%" style:font-name="TeXGyreSchola" fo:font-size="14.3000001907349pt" fo:font-weight="bold" style:font-name-asian="TeXGyreSchola" style:font-size-asian="14.3000001907349pt" style:font-weight-asian="bold" style:font-name-complex="TeXGyreSchola" style:font-size-complex="14.3000001907349pt" style:font-weight-complex="bold"/>
    </style:style>
    <style:style style:name="T7" style:family="text">
      <style:text-properties fo:color="#000000" loext:opacity="100%" style:font-name="TeXGyreSchola" fo:font-size="10.8999996185303pt" fo:font-weight="normal" style:font-name-asian="TeXGyreSchola" style:font-size-asian="10.8999996185303pt" style:font-weight-asian="normal" style:font-name-complex="TeXGyreSchola" style:font-size-complex="10.8999996185303pt" style:font-weight-complex="normal"/>
    </style:style>
    <style:style style:name="T8" style:family="text">
      <style:text-properties fo:color="#000000" loext:opacity="100%" style:font-name="TeXGyreSchola" fo:font-size="26.6000003814697pt" fo:font-weight="normal" style:font-name-asian="TeXGyreSchola" style:font-size-asian="26.6000003814697pt" style:font-weight-asian="normal" style:font-name-complex="TeXGyreSchola" style:font-size-complex="26.6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99cm" svg:height="0.598cm" svg:x="1cm" svg:y="0.097cm">
          <draw:text-box>
            <text:p text:style-name="P1"><text:span text:style-name="T1">2025-</text:span><text:span text:style-name="T1">2026</text:span></text:p>
          </draw:text-box>
        </draw:frame>
        <draw:frame draw:style-name="gr2" draw:text-style-name="P3" draw:layer="layout" svg:width="1.094cm" svg:height="0.56cm" svg:x="7.034cm" svg:y="0.097cm">
          <draw:text-box>
            <text:p text:style-name="P1"><text:span text:style-name="T2">DS 1 :</text:span></text:p>
          </draw:text-box>
        </draw:frame>
        <draw:frame draw:style-name="gr2" draw:text-style-name="P3" draw:layer="layout" svg:width="6.313cm" svg:height="0.56cm" svg:x="8.268cm" svg:y="0.097cm">
          <draw:text-box>
            <text:p text:style-name="P1"><text:span text:style-name="T2">Cercle, programme de constructions</text:span></text:p>
          </draw:text-box>
        </draw:frame>
        <draw:line draw:style-name="gr3" draw:text-style-name="P4" draw:layer="layout" svg:x1="0.999cm" svg:y1="0.686cm" svg:x2="20.589cm" svg:y2="0.686cm">
          <text:p/>
        </draw:line>
        <draw:frame draw:style-name="gr2" draw:text-style-name="P3" draw:layer="layout" svg:width="2.549cm" svg:height="0.598cm" svg:x="18.053cm" svg:y="0.097cm">
          <draw:text-box>
            <text:p text:style-name="P1"><text:span text:style-name="T1">Co</text:span><text:span text:style-name="T1">llè</text:span><text:span text:style-name="T1">ge </text:span><text:span text:style-name="T1">J. </text:span><text:span text:style-name="T1">M.</text:span></text:p>
          </draw:text-box>
        </draw:frame>
        <draw:frame draw:style-name="gr2" draw:text-style-name="P3" draw:layer="layout" svg:width="0.523cm" svg:height="0.598cm" svg:x="10.535cm" svg:y="26.558cm">
          <draw:text-box>
            <text:p text:style-name="P1"><text:span text:style-name="T1">(1)</text:span></text:p>
          </draw:text-box>
        </draw:frame>
        <draw:line draw:style-name="gr4" draw:text-style-name="P4" draw:layer="layout" svg:x1="1.502cm" svg:y1="7.397cm" svg:x2="4.053cm" svg:y2="7.397cm">
          <text:p/>
        </draw:line>
        <draw:frame draw:style-name="gr5" draw:text-style-name="P5" draw:layer="layout" svg:width="2.54cm" svg:height="0.412cm" svg:x="1.503cm" svg:y="7.035cm">
          <draw:text-box>
            <text:p text:style-name="P1"><text:span text:style-name="T3">EXE</text:span><text:span text:style-name="T3">RCI</text:span><text:span text:style-name="T3">CE </text:span><text:span text:style-name="T3">1 :</text:span></text:p>
          </draw:text-box>
        </draw:frame>
        <draw:frame draw:style-name="gr5" draw:text-style-name="P5" draw:layer="layout" svg:width="4.262cm" svg:height="0.412cm" svg:x="1.503cm" svg:y="7.652cm">
          <draw:text-box>
            <text:p text:style-name="P1"><text:span text:style-name="T4">D</text:span><text:span text:style-name="T4">a</text:span><text:span text:style-name="T4">n</text:span><text:span text:style-name="T4">s </text:span><text:span text:style-name="T4">l</text:span><text:span text:style-name="T4">e </text:span><text:span text:style-name="T4">c</text:span><text:span text:style-name="T4">e</text:span><text:span text:style-name="T4">r</text:span><text:span text:style-name="T4">c</text:span><text:span text:style-name="T4">l</text:span><text:span text:style-name="T4">e </text:span><text:span text:style-name="T4">c</text:span><text:span text:style-name="T4">i-</text:span><text:span text:style-name="T4">c</text:span><text:span text:style-name="T4">o</text:span><text:span text:style-name="T4">n</text:span><text:span text:style-name="T4">t</text:span><text:span text:style-name="T4">r</text:span><text:span text:style-name="T4">e</text:span><text:span text:style-name="T4">,</text:span></text:p>
          </draw:text-box>
        </draw:frame>
        <draw:frame draw:style-name="gr5" draw:text-style-name="P5" draw:layer="layout" svg:width="7.196cm" svg:height="0.823cm" svg:x="1.503cm" svg:y="8.266cm">
          <draw:text-box>
            <text:p text:style-name="P1"><text:span text:style-name="T3">a. </text:span><text:span text:style-name="T4">Co</text:span><text:span text:style-name="T4">mm</text:span><text:span text:style-name="T4">ent </text:span><text:span text:style-name="T4">s'ap</text:span><text:span text:style-name="T4">pell</text:span><text:span text:style-name="T4">e le </text:span><text:span text:style-name="T4">seg</text:span><text:span text:style-name="T4">men</text:span><text:span text:style-name="T4">t </text:span><text:span text:style-name="T4">[HG</text:span><text:span text:style-name="T4">] ?</text:span></text:p>
            <text:p text:style-name="P1"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.</text:span></text:p>
          </draw:text-box>
        </draw:frame>
        <draw:frame draw:style-name="gr5" draw:text-style-name="P5" draw:layer="layout" svg:width="7.166cm" svg:height="0.823cm" svg:x="1.503cm" svg:y="9.184cm">
          <draw:text-box>
            <text:p text:style-name="P1"><text:span text:style-name="T3">b</text:span><text:span text:style-name="T3">. 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t </text:span><text:span text:style-name="T4">s'</text:span><text:span text:style-name="T4">a</text:span><text:span text:style-name="T4">p</text:span><text:span text:style-name="T4">p</text:span><text:span text:style-name="T4">e</text:span><text:span text:style-name="T4">ll</text:span><text:span text:style-name="T4">e </text:span><text:span text:style-name="T4">l</text:span><text:span text:style-name="T4">e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[</text:span><text:span text:style-name="T4">D</text:span><text:span text:style-name="T4">E</text:span><text:span text:style-name="T4">] </text:span><text:span text:style-name="T4">?</text:span></text:p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/text:p>
          </draw:text-box>
        </draw:frame>
        <draw:frame draw:style-name="gr5" draw:text-style-name="P5" draw:layer="layout" svg:width="10.952cm" svg:height="0.823cm" svg:x="1.503cm" svg:y="10.097cm">
          <draw:text-box>
            <text:p text:style-name="P1"><text:span text:style-name="T3">c. </text:span><text:span text:style-name="T4">Comment </text:span><text:span text:style-name="T4">s'appelle la </text:span><text:span text:style-name="T4">partie du cercle </text:span><text:span text:style-name="T4">tracée en </text:span><text:span text:style-name="T4">pointillés ?</text:span></text:p>
            <text:p text:style-name="P1"><text:span text:style-name="T4">……………………</text:span><text:span text:style-name="T4">……………………</text:span><text:span text:style-name="T4">………….</text:span></text:p>
          </draw:text-box>
        </draw:frame>
        <draw:frame draw:style-name="gr5" draw:text-style-name="P5" draw:layer="layout" svg:width="7.141cm" svg:height="0.823cm" svg:x="1.503cm" svg:y="11.015cm">
          <draw:text-box>
            <text:p text:style-name="P1"><text:span text:style-name="T3">d. </text:span><text:span text:style-name="T4">Comment </text:span><text:span text:style-name="T4">s'appelle le </text:span><text:span text:style-name="T4">point D ?</text:span></text:p>
            <text:p text:style-name="P1"><text:span text:style-name="T4">…………………</text:span><text:span text:style-name="T4">…………………</text:span><text:span text:style-name="T4">……………….</text:span></text:p>
          </draw:text-box>
        </draw:frame>
        <draw:frame draw:style-name="gr6" draw:text-style-name="P5" draw:layer="layout" svg:width="7.141cm" svg:height="0.823cm" svg:x="1.487cm" svg:y="11.929cm">
          <draw:text-box>
            <text:p text:style-name="P6"><text:span text:style-name="T3">e. </text:span><text:span text:style-name="T4">Comment </text:span><text:span text:style-name="T4">s'appelle le </text:span><text:span text:style-name="T4">segment </text:span><text:span text:style-name="T4">[CF] ?</text:span></text:p>
            <text:p text:style-name="P1"><text:span text:style-name="T4">…………………</text:span><text:span text:style-name="T4">…………………</text:span><text:span text:style-name="T4">……………….</text:span></text:p>
          </draw:text-box>
        </draw:frame>
        <draw:line draw:style-name="gr4" draw:text-style-name="P4" draw:layer="layout" svg:x1="1.502cm" svg:y1="14.006cm" svg:x2="4.053cm" svg:y2="14.006cm">
          <text:p/>
        </draw:line>
        <draw:frame draw:style-name="gr5" draw:text-style-name="P5" draw:layer="layout" svg:width="2.54cm" svg:height="0.412cm" svg:x="1.503cm" svg:y="13.644cm">
          <draw:text-box>
            <text:p text:style-name="P1"><text:span text:style-name="T3">EXERCICE 2 :</text:span></text:p>
          </draw:text-box>
        </draw:frame>
        <draw:frame draw:style-name="gr5" draw:text-style-name="P5" draw:layer="layout" svg:width="10.047cm" svg:height="0.412cm" svg:x="1.503cm" svg:y="14.275cm">
          <draw:text-box>
            <text:p text:style-name="P1"><text:span text:style-name="T3">a. </text:span><text:span text:style-name="T4">Ci-dessous on a tracé un carré ABCD de 4 cm de côté.</text:span></text:p>
          </draw:text-box>
        </draw:frame>
        <draw:frame draw:style-name="gr5" draw:text-style-name="P5" draw:layer="layout" svg:width="3.339cm" svg:height="0.412cm" svg:x="1.503cm" svg:y="14.924cm">
          <draw:text-box>
            <text:p text:style-name="P1"><text:span text:style-name="T3">b. </text:span><text:span text:style-name="T4">Trace le cercle (</text:span></text:p>
          </draw:text-box>
        </draw:frame>
        <draw:frame draw:style-name="gr7" draw:text-style-name="P7" draw:layer="layout" svg:width="0.204cm" svg:height="0.239cm" svg:x="5.098cm" svg:y="15.096cm">
          <draw:text-box>
            <text:p text:style-name="P1"><text:span text:style-name="T5">1</text:span></text:p>
          </draw:text-box>
        </draw:frame>
        <draw:frame draw:style-name="gr5" draw:text-style-name="P5" draw:layer="layout" svg:width="4.965cm" svg:height="0.412cm" svg:x="5.228cm" svg:y="14.924cm">
          <draw:text-box>
            <text:p text:style-name="P1"><text:span text:style-name="T4">) de centre D passant </text:span><text:span text:style-name="T4">par A.</text:span></text:p>
          </draw:text-box>
        </draw:frame>
        <draw:frame draw:style-name="gr5" draw:text-style-name="P5" draw:layer="layout" svg:width="3.296cm" svg:height="0.412cm" svg:x="1.503cm" svg:y="15.537cm">
          <draw:text-box>
            <text:p text:style-name="P1"><text:span text:style-name="T3">c. </text:span><text:span text:style-name="T4">Trace le </text:span><text:span text:style-name="T4">cercle (</text:span></text:p>
          </draw:text-box>
        </draw:frame>
        <draw:frame draw:style-name="gr7" draw:text-style-name="P7" draw:layer="layout" svg:width="0.204cm" svg:height="0.239cm" svg:x="5.055cm" svg:y="15.71cm">
          <draw:text-box>
            <text:p text:style-name="P1"><text:span text:style-name="T5">2</text:span></text:p>
          </draw:text-box>
        </draw:frame>
        <draw:frame draw:style-name="gr5" draw:text-style-name="P5" draw:layer="layout" svg:width="5.883cm" svg:height="0.412cm" svg:x="5.186cm" svg:y="15.537cm">
          <draw:text-box>
            <text:p text:style-name="P1"><text:span text:style-name="T4">) </text:span><text:span text:style-name="T4">d</text:span><text:span text:style-name="T4">e </text:span><text:span text:style-name="T4">c</text:span><text:span text:style-name="T4">e</text:span><text:span text:style-name="T4">nt</text:span><text:span text:style-name="T4">re </text:span><text:span text:style-name="T4">O </text:span><text:span text:style-name="T4">et </text:span><text:span text:style-name="T4">d</text:span><text:span text:style-name="T4">e </text:span><text:span text:style-name="T4">ra</text:span><text:span text:style-name="T4">y</text:span><text:span text:style-name="T4">o</text:span><text:span text:style-name="T4">n </text:span><text:span text:style-name="T4">2,</text:span><text:span text:style-name="T4">4 </text:span><text:span text:style-name="T4">c</text:span><text:span text:style-name="T4">m</text:span><text:span text:style-name="T4">.</text:span></text:p>
          </draw:text-box>
        </draw:frame>
        <draw:frame draw:style-name="gr5" draw:text-style-name="P5" draw:layer="layout" svg:width="3.339cm" svg:height="0.412cm" svg:x="1.503cm" svg:y="16.155cm">
          <draw:text-box>
            <text:p text:style-name="P1"><text:span text:style-name="T3">d. </text:span><text:span text:style-name="T4">Trace le cercle (</text:span></text:p>
          </draw:text-box>
        </draw:frame>
        <draw:frame draw:style-name="gr7" draw:text-style-name="P7" draw:layer="layout" svg:width="0.204cm" svg:height="0.239cm" svg:x="5.098cm" svg:y="16.328cm">
          <draw:text-box>
            <text:p text:style-name="P1"><text:span text:style-name="T5">3</text:span></text:p>
          </draw:text-box>
        </draw:frame>
        <draw:frame draw:style-name="gr5" draw:text-style-name="P5" draw:layer="layout" svg:width="3.373cm" svg:height="0.412cm" svg:x="5.228cm" svg:y="16.155cm">
          <draw:text-box>
            <text:p text:style-name="P1"><text:span text:style-name="T4">) </text:span><text:span text:style-name="T4">d</text:span><text:span text:style-name="T4">e </text:span><text:span text:style-name="T4">d</text:span><text:span text:style-name="T4">i</text:span><text:span text:style-name="T4">a</text:span><text:span text:style-name="T4">m</text:span><text:span text:style-name="T4">è</text:span><text:span text:style-name="T4">t</text:span><text:span text:style-name="T4">r</text:span><text:span text:style-name="T4">e </text:span><text:span text:style-name="T4">[</text:span><text:span text:style-name="T4">A</text:span><text:span text:style-name="T4">B</text:span><text:span text:style-name="T4">]</text:span><text:span text:style-name="T4">.</text:span></text:p>
          </draw:text-box>
        </draw:frame>
        <draw:frame draw:style-name="gr5" draw:text-style-name="P5" draw:layer="layout" svg:width="3.326cm" svg:height="0.412cm" svg:x="1.503cm" svg:y="16.769cm">
          <draw:text-box>
            <text:p text:style-name="P1"><text:span text:style-name="T3">e. </text:span><text:span text:style-name="T4">Trace le </text:span><text:span text:style-name="T4">cercle (</text:span></text:p>
          </draw:text-box>
        </draw:frame>
        <draw:frame draw:style-name="gr7" draw:text-style-name="P7" draw:layer="layout" svg:width="0.204cm" svg:height="0.239cm" svg:x="5.084cm" svg:y="16.941cm">
          <draw:text-box>
            <text:p text:style-name="P1"><text:span text:style-name="T5">4</text:span></text:p>
          </draw:text-box>
        </draw:frame>
        <draw:frame draw:style-name="gr5" draw:text-style-name="P5" draw:layer="layout" svg:width="5.745cm" svg:height="0.412cm" svg:x="5.214cm" svg:y="16.769cm">
          <draw:text-box>
            <text:p text:style-name="P1"><text:span text:style-name="T4">) de </text:span><text:span text:style-name="T4">centre C </text:span><text:span text:style-name="T4">et de </text:span><text:span text:style-name="T4">diamètre </text:span><text:span text:style-name="T4">DB.</text:span></text:p>
          </draw:text-box>
        </draw:frame>
        <draw:frame draw:style-name="gr5" draw:text-style-name="P5" draw:layer="layout" svg:width="11.336cm" svg:height="0.412cm" svg:x="1.503cm" svg:y="17.386cm">
          <draw:text-box>
            <text:p text:style-name="P1"><text:span text:style-name="T3">f. </text:span><text:span text:style-name="T4">Donne</text:span><text:span text:style-name="T4">, en </text:span><text:span text:style-name="T4">centim</text:span><text:span text:style-name="T4">ètres, </text:span><text:span text:style-name="T4">le </text:span><text:span text:style-name="T4">diamè</text:span><text:span text:style-name="T4">tre de </text:span><text:span text:style-name="T4">chacu</text:span><text:span text:style-name="T4">n de </text:span><text:span text:style-name="T4">ces </text:span><text:span text:style-name="T4">cercle</text:span><text:span text:style-name="T4">s.</text:span></text:p>
          </draw:text-box>
        </draw:frame>
        <draw:frame draw:style-name="gr8" draw:text-style-name="P4" draw:layer="layout" svg:width="0.302cm" svg:height="0.302cm" svg:x="4.791cm" svg:y="14.948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4.748cm" svg:y="15.565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4.791cm" svg:y="16.179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4.777cm" svg:y="16.796cm">
          <draw:image xlink:href="Pictures/100000000000004800000060C6E1A944.png" xlink:type="simple" xlink:show="embed" xlink:actuate="onLoad" draw:mime-type="image/png">
            <text:p/>
          </draw:image>
        </draw:frame>
        <draw:path draw:style-name="gr9" draw:text-style-name="P4" draw:layer="layout" svg:width="4.618cm" svg:height="4.618cm" svg:x="14.262cm" svg:y="6.868cm" svg:viewBox="0 0 4619 4619" svg:d="M2312 0c1309 0 2307 998 2307 2307s-998 2312-2307 2312c-1310 0-2312-1003-2312-2312s1002-2307 2312-2307z">
          <text:p/>
        </draw:path>
        <draw:line draw:style-name="gr9" draw:text-style-name="P4" draw:layer="layout" svg:x1="16.428cm" svg:y1="9.034cm" svg:x2="16.719cm" svg:y2="9.324cm">
          <text:p/>
        </draw:line>
        <draw:line draw:style-name="gr9" draw:text-style-name="P4" draw:layer="layout" svg:x1="16.715cm" svg:y1="9.034cm" svg:x2="16.425cm" svg:y2="9.324cm">
          <text:p/>
        </draw:line>
        <draw:line draw:style-name="gr9" draw:text-style-name="P4" draw:layer="layout" svg:x1="17.604cm" svg:y1="11.229cm" svg:x2="15.518cm" svg:y2="7.115cm">
          <text:p/>
        </draw:line>
        <draw:line draw:style-name="gr9" draw:text-style-name="P4" draw:layer="layout" svg:x1="17.289cm" svg:y1="6.988cm" svg:x2="18.172cm" svg:y2="10.838cm">
          <text:p/>
        </draw:line>
        <draw:path draw:style-name="gr10" draw:text-style-name="P4" draw:layer="layout" svg:width="0.06cm" svg:height="0.191cm" svg:x="14.336cm" svg:y="8.406cm" svg:viewBox="0 0 61 192" svg:d="M61 0c-21 64-43 127-61 192">
          <text:p/>
        </draw:path>
        <draw:path draw:style-name="gr10" draw:text-style-name="P4" draw:layer="layout" svg:width="0.025cm" svg:height="0.201cm" svg:x="14.266cm" svg:y="8.794cm" svg:viewBox="0 0 26 202" svg:d="M26 0v4c-11 64-18 131-26 198">
          <text:p/>
        </draw:path>
        <draw:path draw:style-name="gr10" draw:text-style-name="P4" draw:layer="layout" svg:width="0.011cm" svg:height="0.201cm" svg:x="14.255cm" svg:y="9.196cm" svg:viewBox="0 0 12 202" svg:d="M0 0c4 68 7 135 12 202">
          <text:p/>
        </draw:path>
        <draw:path draw:style-name="gr10" draw:text-style-name="P4" draw:layer="layout" svg:width="0.045cm" svg:height="0.194cm" svg:x="14.291cm" svg:y="9.598cm" svg:viewBox="0 0 46 195" svg:d="M0 0c14 64 28 132 46 195">
          <text:p/>
        </draw:path>
        <draw:path draw:style-name="gr10" draw:text-style-name="P4" draw:layer="layout" svg:width="0.081cm" svg:height="0.187cm" svg:x="14.393cm" svg:y="9.987cm" svg:viewBox="0 0 82 188" svg:d="M0 0c28 65 53 129 82 188">
          <text:p/>
        </draw:path>
        <draw:line draw:style-name="gr9" draw:text-style-name="P4" draw:layer="layout" svg:x1="14.301cm" svg:y1="8.357cm" svg:x2="14.507cm" svg:y2="8.439cm">
          <text:p/>
        </draw:line>
        <draw:line draw:style-name="gr9" draw:text-style-name="P4" draw:layer="layout" svg:x1="14.4cm" svg:y1="10.203cm" svg:x2="14.57cm" svg:y2="10.117cm">
          <text:p/>
        </draw:line>
        <draw:frame draw:style-name="gr5" draw:text-style-name="P5" draw:layer="layout" svg:width="0.352cm" svg:height="0.412cm" svg:x="14.002cm" svg:y="8.051cm">
          <draw:text-box>
            <text:p text:style-name="P1"><text:span text:style-name="T4">A</text:span></text:p>
          </draw:text-box>
        </draw:frame>
        <draw:frame draw:style-name="gr5" draw:text-style-name="P5" draw:layer="layout" svg:width="0.352cm" svg:height="0.412cm" svg:x="14.086cm" svg:y="10.044cm">
          <draw:text-box>
            <text:p text:style-name="P1"><text:span text:style-name="T4">B</text:span></text:p>
          </draw:text-box>
        </draw:frame>
        <draw:frame draw:style-name="gr5" draw:text-style-name="P5" draw:layer="layout" svg:width="0.352cm" svg:height="0.412cm" svg:x="15.296cm" svg:y="6.665cm">
          <draw:text-box>
            <text:p text:style-name="P1"><text:span text:style-name="T4">C</text:span></text:p>
          </draw:text-box>
        </draw:frame>
        <draw:line draw:style-name="gr9" draw:text-style-name="P4" draw:layer="layout" svg:x1="16.574cm" svg:y1="9.189cm" svg:x2="15.991cm" svg:y2="11.413cm">
          <text:p/>
        </draw:line>
        <draw:frame draw:style-name="gr5" draw:text-style-name="P5" draw:layer="layout" svg:width="0.352cm" svg:height="0.412cm" svg:x="16.15cm" svg:y="8.989cm">
          <draw:text-box>
            <text:p text:style-name="P1"><text:span text:style-name="T4">D</text:span></text:p>
          </draw:text-box>
        </draw:frame>
        <draw:frame draw:style-name="gr5" draw:text-style-name="P5" draw:layer="layout" svg:width="0.352cm" svg:height="0.412cm" svg:x="15.854cm" svg:y="11.388cm">
          <draw:text-box>
            <text:p text:style-name="P1"><text:span text:style-name="T4">E</text:span></text:p>
          </draw:text-box>
        </draw:frame>
        <draw:frame draw:style-name="gr5" draw:text-style-name="P5" draw:layer="layout" svg:width="0.352cm" svg:height="0.412cm" svg:x="17.639cm" svg:y="11.222cm">
          <draw:text-box>
            <text:p text:style-name="P1"><text:span text:style-name="T4">F</text:span></text:p>
          </draw:text-box>
        </draw:frame>
        <draw:frame draw:style-name="gr5" draw:text-style-name="P5" draw:layer="layout" svg:width="0.352cm" svg:height="0.412cm" svg:x="18.094cm" svg:y="10.916cm">
          <draw:text-box>
            <text:p text:style-name="P1"><text:span text:style-name="T4">G</text:span></text:p>
          </draw:text-box>
        </draw:frame>
        <draw:line draw:style-name="gr11" draw:text-style-name="P4" draw:layer="layout" svg:x1="17.042cm" svg:y1="10.457cm" svg:x2="17.244cm" svg:y2="10.159cm">
          <text:p/>
        </draw:line>
        <draw:line draw:style-name="gr11" draw:text-style-name="P4" draw:layer="layout" svg:x1="16.961cm" svg:y1="10.294cm" svg:x2="17.163cm" svg:y2="9.997cm">
          <text:p/>
        </draw:line>
        <draw:line draw:style-name="gr11" draw:text-style-name="P4" draw:layer="layout" svg:x1="16.03cm" svg:y1="8.449cm" svg:x2="16.232cm" svg:y2="8.152cm">
          <text:p/>
        </draw:line>
        <draw:line draw:style-name="gr11" draw:text-style-name="P4" draw:layer="layout" svg:x1="15.949cm" svg:y1="8.291cm" svg:x2="16.154cm" svg:y2="7.993cm">
          <text:p/>
        </draw:line>
        <draw:line draw:style-name="gr11" draw:text-style-name="P4" draw:layer="layout" svg:x1="16.334cm" svg:y1="10.541cm" svg:x2="16.132cm" svg:y2="10.244cm">
          <text:p/>
        </draw:line>
        <draw:line draw:style-name="gr11" draw:text-style-name="P4" draw:layer="layout" svg:x1="16.415cm" svg:y1="10.379cm" svg:x2="16.213cm" svg:y2="10.082cm">
          <text:p/>
        </draw:line>
        <draw:frame draw:style-name="gr5" draw:text-style-name="P5" draw:layer="layout" svg:width="0.352cm" svg:height="0.412cm" svg:x="17.205cm" svg:y="6.548cm">
          <draw:text-box>
            <text:p text:style-name="P1"><text:span text:style-name="T4">H</text:span></text:p>
          </draw:text-box>
        </draw:frame>
        <draw:frame draw:style-name="gr5" draw:text-style-name="P5" draw:layer="layout" svg:width="0.352cm" svg:height="0.412cm" svg:x="8.872cm" svg:y="20.255cm">
          <draw:text-box>
            <text:p text:style-name="P1"><text:span text:style-name="T4">A</text:span></text:p>
          </draw:text-box>
        </draw:frame>
        <draw:frame draw:style-name="gr5" draw:text-style-name="P5" draw:layer="layout" svg:width="0.352cm" svg:height="0.412cm" svg:x="12.23cm" svg:y="20.294cm">
          <draw:text-box>
            <text:p text:style-name="P1"><text:span text:style-name="T4">B</text:span></text:p>
          </draw:text-box>
        </draw:frame>
        <draw:frame draw:style-name="gr5" draw:text-style-name="P5" draw:layer="layout" svg:width="0.352cm" svg:height="0.412cm" svg:x="12.227cm" svg:y="23.878cm">
          <draw:text-box>
            <text:p text:style-name="P1"><text:span text:style-name="T4">C</text:span></text:p>
          </draw:text-box>
        </draw:frame>
        <draw:frame draw:style-name="gr5" draw:text-style-name="P5" draw:layer="layout" svg:width="0.352cm" svg:height="0.412cm" svg:x="8.854cm" svg:y="23.846cm">
          <draw:text-box>
            <text:p text:style-name="P1"><text:span text:style-name="T4">D</text:span></text:p>
          </draw:text-box>
        </draw:frame>
        <draw:polygon draw:style-name="gr12" draw:text-style-name="P4" draw:layer="layout" svg:width="3.196cm" svg:height="3.196cm" svg:x="9.051cm" svg:y="20.645cm" svg:viewBox="0 0 3197 3197" draw:points="1598,3197 0,3197 0,0 3197,0 3197,3197">
          <text:p/>
        </draw:polygon>
        <draw:line draw:style-name="gr12" draw:text-style-name="P4" draw:layer="layout" svg:x1="9.051cm" svg:y1="20.645cm" svg:x2="12.248cm" svg:y2="23.842cm">
          <text:p/>
        </draw:line>
        <draw:line draw:style-name="gr12" draw:text-style-name="P4" draw:layer="layout" svg:x1="9.051cm" svg:y1="23.839cm" svg:x2="12.248cm" svg:y2="20.642cm">
          <text:p/>
        </draw:line>
        <draw:frame draw:style-name="gr5" draw:text-style-name="P5" draw:layer="layout" svg:width="0.352cm" svg:height="0.412cm" svg:x="10.523cm" svg:y="21.811cm">
          <draw:text-box>
            <text:p text:style-name="P1"><text:span text:style-name="T4">O</text:span></text:p>
          </draw:text-box>
        </draw:frame>
        <draw:frame draw:style-name="gr2" draw:text-style-name="P3" draw:layer="layout" svg:width="1.264cm" svg:height="0.56cm" svg:x="9.361cm" svg:y="0.854cm">
          <draw:text-box>
            <text:p text:style-name="P1"><text:span text:style-name="T2">Durée :</text:span></text:p>
          </draw:text-box>
        </draw:frame>
        <draw:frame draw:style-name="gr2" draw:text-style-name="P3" draw:layer="layout" svg:width="1.478cm" svg:height="0.56cm" svg:x="10.761cm" svg:y="0.854cm">
          <draw:text-box>
            <text:p text:style-name="P1"><text:span text:style-name="T2">1 heures</text:span></text:p>
          </draw:text-box>
        </draw:frame>
        <draw:frame draw:style-name="gr2" draw:text-style-name="P3" draw:layer="layout" svg:width="1.94cm" svg:height="0.56cm" svg:x="9.657cm" svg:y="1.332cm">
          <draw:text-box>
            <text:p text:style-name="P1"><text:span text:style-name="T2">Coe</text:span><text:span text:style-name="T2">ffici</text:span><text:span text:style-name="T2">ent:</text:span></text:p>
          </draw:text-box>
        </draw:frame>
        <draw:frame draw:style-name="gr2" draw:text-style-name="P3" draw:layer="layout" svg:width="0.384cm" svg:height="0.56cm" svg:x="11.721cm" svg:y="1.332cm">
          <draw:text-box>
            <text:p text:style-name="P1"><text:span text:style-name="T2">1</text:span></text:p>
          </draw:text-box>
        </draw:frame>
        <draw:frame draw:style-name="gr2" draw:text-style-name="P3" draw:layer="layout" svg:width="14.879cm" svg:height="0.56cm" svg:x="3.387cm" svg:y="1.81cm">
          <draw:text-box>
            <text:p text:style-name="P1"><text:span text:style-name="T2">Le soin apporté à la présentation (organisation, lisibilité, clarté) sera pris en compte.</text:span></text:p>
          </draw:text-box>
        </draw:frame>
        <draw:line draw:style-name="gr13" draw:text-style-name="P4" draw:layer="layout" svg:x1="17.154cm" svg:y1="2.732cm" svg:x2="20.591cm" svg:y2="2.732cm">
          <text:p/>
        </draw:line>
        <draw:line draw:style-name="gr13" draw:text-style-name="P4" draw:layer="layout" svg:x1="17.147cm" svg:y1="3.796cm" svg:x2="17.147cm" svg:y2="2.725cm">
          <text:p/>
        </draw:line>
        <draw:frame draw:style-name="gr2" draw:text-style-name="P3" draw:layer="layout" svg:width="10.264cm" svg:height="0.56cm" svg:x="5.69cm" svg:y="2.288cm">
          <draw:text-box>
            <text:p text:style-name="P1"><text:span text:style-name="T2">Les réponses devront être rédigées directement sur le sujet.</text:span></text:p>
          </draw:text-box>
        </draw:frame>
        <draw:line draw:style-name="gr13" draw:text-style-name="P4" draw:layer="layout" svg:x1="20.583cm" svg:y1="3.796cm" svg:x2="20.583cm" svg:y2="2.725cm">
          <text:p/>
        </draw:line>
        <draw:line draw:style-name="gr13" draw:text-style-name="P4" draw:layer="layout" svg:x1="17.154cm" svg:y1="3.803cm" svg:x2="20.591cm" svg:y2="3.803cm">
          <text:p/>
        </draw:line>
        <draw:frame draw:style-name="gr14" draw:text-style-name="P8" draw:layer="layout" svg:width="1.244cm" svg:height="0.789cm" svg:x="18.308cm" svg:y="2.868cm">
          <draw:text-box>
            <text:p text:style-name="P1"><text:span text:style-name="T6">Note</text:span></text:p>
          </draw:text-box>
        </draw:frame>
        <draw:frame draw:style-name="gr2" draw:text-style-name="P3" draw:layer="layout" svg:width="1.065cm" svg:height="0.564cm" svg:x="1.212cm" svg:y="3.862cm">
          <draw:text-box>
            <text:p text:style-name="P1"><text:span text:style-name="T7">Nom :</text:span></text:p>
          </draw:text-box>
        </draw:frame>
        <draw:line draw:style-name="gr13" draw:text-style-name="P4" draw:layer="layout" svg:x1="17.147cm" svg:y1="4.513cm" svg:x2="17.147cm" svg:y2="3.796cm">
          <text:p/>
        </draw:line>
        <draw:frame draw:style-name="gr2" draw:text-style-name="P3" draw:layer="layout" svg:width="13.817cm" svg:height="0.564cm" svg:x="2.497cm" svg:y="3.862cm">
          <draw:text-box>
            <text:p text:style-name="P1"><text:span text:style-name="T7">. . . . . . . . . . . . . . . . . . . . . . . . . . . . . . . . . . . . . . . . . . . . . . . . . . . . . . . . . . . . . . . . .</text:span></text:p>
          </draw:text-box>
        </draw:frame>
        <draw:line draw:style-name="gr13" draw:text-style-name="P4" draw:layer="layout" svg:x1="20.583cm" svg:y1="4.513cm" svg:x2="20.583cm" svg:y2="3.796cm">
          <text:p/>
        </draw:line>
        <draw:frame draw:style-name="gr15" draw:text-style-name="P9" draw:layer="layout" svg:width="2.876cm" svg:height="1.381cm" svg:x="17.626cm" svg:y="4.08cm">
          <draw:text-box>
            <text:p text:style-name="P1"><text:span text:style-name="T8">. . . /20</text:span></text:p>
          </draw:text-box>
        </draw:frame>
        <draw:frame draw:style-name="gr2" draw:text-style-name="P3" draw:layer="layout" svg:width="1.607cm" svg:height="0.564cm" svg:x="1.212cm" svg:y="4.579cm">
          <draw:text-box>
            <text:p text:style-name="P1"><text:span text:style-name="T7">Prénom :</text:span></text:p>
          </draw:text-box>
        </draw:frame>
        <draw:line draw:style-name="gr13" draw:text-style-name="P4" draw:layer="layout" svg:x1="17.147cm" svg:y1="5.23cm" svg:x2="17.147cm" svg:y2="4.513cm">
          <text:p/>
        </draw:line>
        <draw:line draw:style-name="gr13" draw:text-style-name="P4" draw:layer="layout" svg:x1="20.583cm" svg:y1="5.23cm" svg:x2="20.583cm" svg:y2="4.513cm">
          <text:p/>
        </draw:line>
        <draw:frame draw:style-name="gr2" draw:text-style-name="P3" draw:layer="layout" svg:width="13.282cm" svg:height="0.564cm" svg:x="3.028cm" svg:y="4.579cm">
          <draw:text-box>
            <text:p text:style-name="P1"><text:span text:style-name="T7">. . . . . . . . . . . . . . . . . . . . . . . . . . . . . . . . . . . . . . . . . . . . . . . . . . . . . . . . . . . . . . </text:span></text:p>
          </draw:text-box>
        </draw:frame>
        <draw:frame draw:style-name="gr2" draw:text-style-name="P3" draw:layer="layout" svg:width="1.379cm" svg:height="0.564cm" svg:x="1.212cm" svg:y="5.296cm">
          <draw:text-box>
            <text:p text:style-name="P1"><text:span text:style-name="T7">Classe :</text:span></text:p>
          </draw:text-box>
        </draw:frame>
        <draw:line draw:style-name="gr13" draw:text-style-name="P4" draw:layer="layout" svg:x1="17.147cm" svg:y1="5.947cm" svg:x2="17.147cm" svg:y2="5.23cm">
          <text:p/>
        </draw:line>
        <draw:line draw:style-name="gr13" draw:text-style-name="P4" draw:layer="layout" svg:x1="20.583cm" svg:y1="5.947cm" svg:x2="20.583cm" svg:y2="5.23cm">
          <text:p/>
        </draw:line>
        <draw:line draw:style-name="gr13" draw:text-style-name="P4" draw:layer="layout" svg:x1="17.154cm" svg:y1="5.954cm" svg:x2="20.591cm" svg:y2="5.954cm">
          <text:p/>
        </draw:line>
        <draw:frame draw:style-name="gr2" draw:text-style-name="P3" draw:layer="layout" svg:width="13.389cm" svg:height="0.564cm" svg:x="2.829cm" svg:y="5.296cm">
          <draw:text-box>
            <text:p text:style-name="P1"><text:span text:style-name="T7">. . . . . . . . . . . . . . . . . . . . . . . . . . . . . . . . . . . . . . . . . . . . . . . . . . . . . . . . . . . . . . .</text:span></text:p>
          </draw:text-box>
        </draw:frame>
      </draw:page>
      <draw:page draw:name="page2" draw:style-name="dp1" draw:master-page-name="master-page3">
        <draw:line draw:style-name="gr4" draw:text-style-name="P4" draw:layer="layout" svg:x1="1.568cm" svg:y1="1.613cm" svg:x2="4.119cm" svg:y2="1.613cm">
          <text:p/>
        </draw:line>
        <draw:frame draw:style-name="gr5" draw:text-style-name="P5" draw:layer="layout" svg:width="2.54cm" svg:height="0.412cm" svg:x="1.569cm" svg:y="1.25cm">
          <draw:text-box>
            <text:p text:style-name="P1"><text:span text:style-name="T3">EXERCICE 3 :</text:span></text:p>
          </draw:text-box>
        </draw:frame>
        <draw:frame draw:style-name="gr5" draw:text-style-name="P5" draw:layer="layout" svg:width="13.637cm" svg:height="0.412cm" svg:x="1.569cm" svg:y="1.882cm">
          <draw:text-box>
            <text:p text:style-name="P1"><text:span text:style-name="T3">a. </text:span><text:span text:style-name="T4">Sur ta copie, place deux points M et N distants de 4,5 cm. Trace le cercle (</text:span></text:p>
          </draw:text-box>
        </draw:frame>
        <draw:frame draw:style-name="gr7" draw:text-style-name="P7" draw:layer="layout" svg:width="0.204cm" svg:height="0.239cm" svg:x="15.609cm" svg:y="2.055cm">
          <draw:text-box>
            <text:p text:style-name="P1"><text:span text:style-name="T5">1</text:span></text:p>
          </draw:text-box>
        </draw:frame>
        <draw:frame draw:style-name="gr5" draw:text-style-name="P5" draw:layer="layout" svg:width="3.91cm" svg:height="0.412cm" svg:x="15.74cm" svg:y="1.882cm">
          <draw:text-box>
            <text:p text:style-name="P1"><text:span text:style-name="T4">) de centre N passant </text:span></text:p>
          </draw:text-box>
        </draw:frame>
        <draw:frame draw:style-name="gr5" draw:text-style-name="P5" draw:layer="layout" svg:width="4.054cm" svg:height="0.412cm" svg:x="1.569cm" svg:y="2.499cm">
          <draw:text-box>
            <text:p text:style-name="P1"><text:span text:style-name="T4">par M. Trace le cercle (</text:span></text:p>
          </draw:text-box>
        </draw:frame>
        <draw:frame draw:style-name="gr7" draw:text-style-name="P7" draw:layer="layout" svg:width="0.204cm" svg:height="0.239cm" svg:x="6.084cm" svg:y="2.672cm">
          <draw:text-box>
            <text:p text:style-name="P1"><text:span text:style-name="T5">2</text:span></text:p>
          </draw:text-box>
        </draw:frame>
        <draw:frame draw:style-name="gr5" draw:text-style-name="P5" draw:layer="layout" svg:width="8.221cm" svg:height="0.412cm" svg:x="6.215cm" svg:y="2.499cm">
          <draw:text-box>
            <text:p text:style-name="P1"><text:span text:style-name="T4">) de centre M et de rayon 4,5 cm. Les cercles (</text:span></text:p>
          </draw:text-box>
        </draw:frame>
        <draw:frame draw:style-name="gr7" draw:text-style-name="P7" draw:layer="layout" svg:width="0.204cm" svg:height="0.239cm" svg:x="15.197cm" svg:y="2.672cm">
          <draw:text-box>
            <text:p text:style-name="P1"><text:span text:style-name="T5">1</text:span></text:p>
          </draw:text-box>
        </draw:frame>
        <draw:frame draw:style-name="gr5" draw:text-style-name="P5" draw:layer="layout" svg:width="0.853cm" svg:height="0.412cm" svg:x="15.327cm" svg:y="2.499cm">
          <draw:text-box>
            <text:p text:style-name="P1"><text:span text:style-name="T4">) et (</text:span></text:p>
          </draw:text-box>
        </draw:frame>
        <draw:frame draw:style-name="gr7" draw:text-style-name="P7" draw:layer="layout" svg:width="0.204cm" svg:height="0.239cm" svg:x="16.565cm" svg:y="2.672cm">
          <draw:text-box>
            <text:p text:style-name="P1"><text:span text:style-name="T5">2</text:span></text:p>
          </draw:text-box>
        </draw:frame>
        <draw:frame draw:style-name="gr5" draw:text-style-name="P5" draw:layer="layout" svg:width="2.854cm" svg:height="0.412cm" svg:x="16.696cm" svg:y="2.499cm">
          <draw:text-box>
            <text:p text:style-name="P1"><text:span text:style-name="T4">) se coupent en </text:span></text:p>
          </draw:text-box>
        </draw:frame>
        <draw:frame draw:style-name="gr5" draw:text-style-name="P5" draw:layer="layout" svg:width="3.319cm" svg:height="0.412cm" svg:x="1.569cm" svg:y="3.113cm">
          <draw:text-box>
            <text:p text:style-name="P1"><text:span text:style-name="T4">deux points Y et Z.</text:span></text:p>
          </draw:text-box>
        </draw:frame>
        <draw:frame draw:style-name="gr5" draw:text-style-name="P5" draw:layer="layout" svg:width="9.181cm" svg:height="0.412cm" svg:x="1.569cm" svg:y="3.73cm">
          <draw:text-box>
            <text:p text:style-name="P1"><text:span text:style-name="T3">b. </text:span><text:span text:style-name="T4">Sans mesurer, donne en justifiant la distance NY.</text:span></text:p>
          </draw:text-box>
        </draw:frame>
        <draw:frame draw:style-name="gr5" draw:text-style-name="P5" draw:layer="layout" svg:width="9.11cm" svg:height="0.412cm" svg:x="1.569cm" svg:y="4.344cm">
          <draw:text-box>
            <text:p text:style-name="P1"><text:span text:style-name="T3">c. </text:span><text:span text:style-name="T4">Que peut-on dire du quadrilatère MYNZ ? Justifie.</text:span></text:p>
          </draw:text-box>
        </draw:frame>
        <draw:frame draw:style-name="gr8" draw:text-style-name="P4" draw:layer="layout" svg:width="0.302cm" svg:height="0.302cm" svg:x="15.302cm" svg:y="1.909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5.777cm" svg:y="2.523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14.89cm" svg:y="2.523cm">
          <draw:image xlink:href="Pictures/100000000000004800000060C6E1A944.png" xlink:type="simple" xlink:show="embed" xlink:actuate="onLoad" draw:mime-type="image/png">
            <text:p/>
          </draw:image>
        </draw:frame>
        <draw:frame draw:style-name="gr8" draw:text-style-name="P4" draw:layer="layout" svg:width="0.302cm" svg:height="0.302cm" svg:x="16.259cm" svg:y="2.523cm">
          <draw:image xlink:href="Pictures/100000000000004800000060C6E1A9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GyreSchola" svg:font-family="TeXGyreSchol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09:14:22.795138369</dc:date>
    <meta:editing-duration>PT9M25S</meta:editing-duration>
    <meta:editing-cycles>2</meta:editing-cycles>
    <meta:generator>LibreOffice/25.2.6.2$Linux_X86_64 LibreOffice_project/520$Build-2</meta:generator>
    <meta:print-date>2025-10-26T09:11:58.265077472</meta:print-date>
    <meta:printed-by>Fichiers PDF</meta:printed-by>
    <meta:document-statistic meta:object-count="113"/>
  </office:meta>
</office:document-meta>
</file>